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7">
            <text:p>0711 <text:s/>103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7">
            <text:p>0711 <text:s/>103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7">
            <text:p>0711 <text:s/>103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8">
            <text:p>0711 <text:s/>103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8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8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9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9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19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1">
            <text:p>0711 <text:s/>10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1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1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2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2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2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2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2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3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3">
            <text:p>0711 <text:s/>10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3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4">
            <text:p>0711 <text:s/>10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4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4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4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4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4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5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5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5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6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6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6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6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7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7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8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8">
            <text:p>0711 <text:s/>10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8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8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9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9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9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9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29">
            <text:p>0711 <text:s/>10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">
            <text:p>0711 <text:s/>10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1">
            <text:p>0711 <text:s/>10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3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4">
            <text:p>0711 <text:s/>10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4">
            <text:p>0711 <text:s/>10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4">
            <text:p>0711 <text:s/>10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4">
            <text:p>0711 <text:s/>10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5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5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5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6">
            <text:p>0711 <text:s/>10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6">
            <text:p>0711 <text:s/>10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4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7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7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7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7">
            <text:p>0711 <text:s/>10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1T10:31:23.37">
            <text:p>0711 <text:s/>1031</text:p>
          </table:table-cell>
          <table:table-cell table:number-columns-repeated="1011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1T10:31:23.37">
            <text:p>0711 <text:s/>103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1T10:31:23.37">
            <text:p>2021/7/11 10:3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1T10:31:23.37">
            <text:p>0711 <text:s/>1031</text:p>
          </table:table-cell>
          <table:table-cell table:style-name="ce7" table:formula="of:=NOW()" office:value-type="date" office:date-value="2021-07-11T10:31:23.37">
            <text:p>0711 <text:s/>103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1T10:31:23.37">
            <text:p>0711 <text:s/>103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0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19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5">
            <text:p>0711 <text:s/>10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6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6">
            <text:p>0711 <text:s/>10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6">
            <text:p>0711 <text:s/>10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8" office:value-type="string">
            <text:p>tầng này là rộng. / bức tường đó là cao. / cái xô này là nặng.</text:p>
          </table:table-cell>
          <table:table-cell table:style-name="ce19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6">
            <text:p>0711 <text:s/>10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ósm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من من تموز.</text:p>
          </table:table-cell>
          <table:table-cell table:style-name="ce19"/>
          <table:table-cell table:style-name="ce19" office:value-type="string">
            <text:p>it was thursday, the eigh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هشتم ماه ژوئیه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</text:p>
          </table:table-cell>
          <table:table-cell table:style-name="ce19" office:value-type="string">
            <text:p>fi'l'aamisi</text:p>
          </table:table-cell>
          <table:table-cell table:style-name="ce19" office:value-type="string">
            <text:p>I did not buy, yester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ديروز قهوه می نوشم</text:p>
          </table:table-cell>
          <table:table-cell table:style-name="ce19" office:value-type="string">
            <text:p>qafve / miy'nuwsham[drink</text:p>
          </table:table-cell>
          <table:table-cell table:style-name="ce19" office:value-type="string">
            <text:p>I drank coffee yesterda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8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8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19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48">
            <text:p>0711 <text:s/>103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iątek, dziewią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">
            <text:p>0711 <text:s/>10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">
            <text:p>0711 <text:s/>10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">
            <text:p>0711 <text:s/>10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تاسع من تموز.</text:p>
          </table:table-cell>
          <table:table-cell table:style-name="ce19"/>
          <table:table-cell table:style-name="ce19" office:value-type="string">
            <text:p>it was friday, the nin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نهم ماه ژوئیه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1">
            <text:p>0711 <text:s/>10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 / ذهبت إلى الحديقة فقط.</text:p>
          </table:table-cell>
          <table:table-cell table:style-name="ce19" office:value-type="string">
            <text:p>faqa[just</text:p>
          </table:table-cell>
          <table:table-cell table:style-name="ce19" office:value-type="string">
            <text:p>i only went to the park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1">
            <text:p>0711 <text:s/>10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ديروز، من دوباره قهوه می نوشم. / من هم چای می نوشم.</text:p>
          </table:table-cell>
          <table:table-cell table:style-name="ce19" office:value-type="string">
            <text:p>ham[also / chaay[tea</text:p>
          </table:table-cell>
          <table:table-cell table:style-name="ce19" office:value-type="string">
            <text:p>yesterday i drank coffee again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1">
            <text:p>0711 <text:s/>103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19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19" office:value-type="string">
            <text:p>he says he wants to have a rest. / he says he is not feeling well. / he says he wants to sit down on the floor. / how does he feel?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1">
            <text:p>0711 <text:s/>10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19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1">
            <text:p>0711 <text:s/>103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2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sią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2">
            <text:p>0711 <text:s/>10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2">
            <text:p>0711 <text:s/>10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عاشر من تموز.</text:p>
          </table:table-cell>
          <table:table-cell table:style-name="ce19"/>
          <table:table-cell table:style-name="ce19" office:value-type="string">
            <text:p>it was saturday, the ten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دهم ماه ژوئیه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1.48">
            <text:p>0711 <text:s/>103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شتريت الفول السوداني أمس. / في المساء.</text:p>
          </table:table-cell>
          <table:table-cell table:style-name="ce20" office:value-type="string">
            <text:p>ashtariytu-l'fuwl[beans-a'suwdaaniya / fi'l'masaaI</text:p>
          </table:table-cell>
          <table:table-cell table:style-name="ce20" office:value-type="string">
            <text:p>I bought peanuts yesterday. in the evening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1.48">
            <text:p>0711 <text:s/>103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ديروز، يک مکعب يخ داخل نوشيدنی گذاشتم</text:p>
          </table:table-cell>
          <table:table-cell table:style-name="ce20" office:value-type="string">
            <text:p>mokya'ab[cube / yax[ice? / doxel[inside / nuwshiydnee?[drink / gazaashtam[yesterday</text:p>
          </table:table-cell>
          <table:table-cell table:style-name="ce20" office:value-type="string">
            <text:p>I put an ice cube in the drink yesterda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1.48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2">
            <text:p>3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1.48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3">
            <text:p>3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4">
            <text:p>3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5">
            <text:p>3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6">
            <text:p>3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7">
            <text:p>3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8">
            <text:p>3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9">
            <text:p>3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0">
            <text:p>4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1">
            <text:p>4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4">
            <text:p>4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1010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1T10:31:23.53">
            <text:p>0711 <text:s/>1031</text:p>
          </table:table-cell>
          <table:table-cell table:style-name="ce7" table:formula="of:=NOW()" office:value-type="date" office:date-value="2021-07-11T10:31:23.53">
            <text:p>0711 <text:s/>103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1T10:31:23.53">
            <text:p>0711 <text:s/>103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0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2021/07/11</text:date>, <text:time>10:3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1T10:31:22.83</dc:date>
    <dc:creator>iwabuchi ken</dc:creator>
    <meta:editing-duration>P4DT12H15M38S</meta:editing-duration>
    <meta:editing-cycles>673</meta:editing-cycles>
    <meta:generator>OpenOffice/4.1.3$Win32 OpenOffice.org_project/413m1$Build-9783</meta:generator>
    <meta:document-statistic meta:table-count="2" meta:cell-count="701" meta:object-count="0"/>
  </office:meta>
</office:document-meta>
</file>